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.04.2012</text:date>, <text:time>22:49:3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10T22:49:32</dc:date>
    <meta:editing-duration>PT21H30M35S</meta:editing-duration>
    <meta:editing-cycles>14</meta:editing-cycles>
    <meta:generator>OpenOffice.org/3.0$Win32 OpenOffice.org_project/300m9$Build-9358</meta:generator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